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1d8d64" officeooo:paragraph-rsid="001d8d64" style:font-size-asian="14pt" style:font-size-complex="14pt"/>
    </style:style>
    <style:style style:name="P3" style:family="paragraph" style:parent-style-name="Standard">
      <style:text-properties style:font-name="Times New Roman" fo:font-size="14pt" fo:font-weight="bold" officeooo:rsid="001d8d64" officeooo:paragraph-rsid="001d8d64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8d64" officeooo:paragraph-rsid="001d8d64" style:font-size-asian="14pt" style:font-size-complex="14pt"/>
    </style:style>
    <style:style style:name="P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d8d64" officeooo:paragraph-rsid="001d8d64" style:font-size-asian="14pt" style:font-weight-asian="bold" style:font-size-complex="14pt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ũ Quang Minh</text:p>
      <text:p text:style-name="P2">18110150</text:p>
      <text:p text:style-name="P2"/>
      <text:p text:style-name="P2"><text:s/>Tìm đường đi từ Arap→Hisrosa</text:p>
      <text:p text:style-name="P3">1. Greedy Best-First Search(f(n)=h(n))</text:p>
      <text:p text:style-name="P4">B1. { ('Arad', 366, None) }</text:p>
      <text:p text:style-name="P4"/>
      <text:p text:style-name="P6">B2. { ('Sibiu', 253, 'Arad'), ('Timisoara', 329, 'Arad'), ('Zerind', 374, 'Arad') }</text:p>
      <text:p text:style-name="P6"/>
      <text:p text:style-name="P6">B3. { ('Fagaras', 176, 'Sibiu'), ('Rimnicu Vilcea', 193, 'Sibiu'), ('Timisoara', 329, 'Arad'), ('Arad', 366, 'Sibiu'), ('Zerind', 374, 'Arad'), ('Oradea', 380, 'Sibiu') }</text:p>
      <text:p text:style-name="P6"/>
      <text:p text:style-name="P6">B4. { ('Bucharest', 20, 'Fagaras'), ('Rimnicu Vilcea', 193, 'Sibiu'), ('Timisoara', 329, 'Arad'), ('Arad', 366, 'Sibiu'), ('Zerind', 374, 'Arad'), ('Oradea', 380, 'Sibiu') }</text:p>
      <text:p text:style-name="P6"/>
      <text:p text:style-name="P6">B5. { ('Urziceni', 10, 'Bucharest'), ('Giurgiu', 77, 'Bucharest'), ('Pitesti', 100, 'Bucharest'), ('Rimnicu Vilcea', 193, 'Sibiu'), ('Timisoara', 329, 'Arad'), ('Arad', 366, 'Sibiu'), ('Zerind', 374, 'Arad'), ('Oradea', 380, 'Sibiu') }</text:p>
      <text:p text:style-name="P6"/>
      <text:p text:style-name="P6">B6. { ('Hirsova', 0, 'Urziceni'), ('Giurgiu', 77, 'Bucharest'), ('Pitesti', 100, 'Bucharest'), ('Rimnicu Vilcea', 193, 'Sibiu'), ('Vaslui', 199, 'Urziceni'), ('Timisoara', 329, 'Arad'), ('Arad', 366, 'Sibiu'), ('Zerind', 374, 'Arad'), ('Oradea', 380, 'Sibiu') }</text:p>
      <text:p text:style-name="P6"/>
      <text:p text:style-name="P6">Success!</text:p>
      <text:p text:style-name="P6">Result: ('Hirsova', 0) -&gt; ('Urziceni', 10) -&gt; ('Bucharest', 20) -&gt; ('Fagaras', 176) -&gt; ('Sibiu', 253) -&gt; ('Arad', 366) </text:p>
      <text:p text:style-name="P3">2.A* Search(f(n)=g(n)+h(n))</text:p>
      <text:p text:style-name="P3"/>
      <text:p text:style-name="P5">1. { ('Arad', 366, None) }</text:p>
      <text:p text:style-name="P5"/>
      <text:p text:style-name="P6">2. { ('Sibiu', 393, 'Arad'), ('Timisoara', 447, 'Arad'), ('Zerind', 449, 'Arad') }</text:p>
      <text:p text:style-name="P6"/>
      <text:p text:style-name="P6">3. { ('Rimnicu Vilcea', 413, 'Sibiu'), ('Fagaras', 415, 'Sibiu'), ('Timisoara', 447, 'Arad'), ('Zerind', 449, 'Arad'), ('Arad', 646, 'Sibiu'), ('Oradea', 671, 'Sibiu') }</text:p>
      <text:p text:style-name="P6"/>
      <text:p text:style-name="P6">4. { ('Fagaras', 415, 'Sibiu'), ('Pitesti', 417, 'Rimnicu Vilcea'), ('Timisoara', 447, 'Arad'), ('Zerind', 449, 'Arad'), ('Craiova', 526, 'Rimnicu Vilcea'), ('Arad', 646, 'Sibiu'), ('Oradea', 671, 'Sibiu') }</text:p>
      <text:p text:style-name="P6"/>
      <text:p text:style-name="P6">5. { ('Pitesti', 417, 'Rimnicu Vilcea'), ('Timisoara', 447, 'Arad'), ('Zerind', 449, 'Arad'), ('Bucharest', 470, 'Fagaras'), ('Craiova', 526, 'Rimnicu Vilcea'), ('Arad', 646, 'Sibiu'), ('Oradea', 671, 'Sibiu') }</text:p>
      <text:p text:style-name="P6"/>
      <text:p text:style-name="P6">6. { ('Bucharest', 438, 'Pitesti'), ('Timisoara', 447, 'Arad'), ('Zerind', 449, 'Arad'), ('Craiova', 526, 'Rimnicu Vilcea'), ('Arad', 646, 'Sibiu'), ('Oradea', 671, 'Sibiu') }</text:p>
      <text:p text:style-name="P6"><text:soft-page-break/>7. { ('Timisoara', 447, 'Arad'), ('Zerind', 449, 'Arad'), ('Urziceni', 513, 'Bucharest'), ('Craiova', 526, 'Rimnicu Vilcea'), ('Giurgiu', 585, 'Bucharest'), ('Arad', 646, 'Sibiu'), ('Oradea', 671, 'Sibiu') }</text:p>
      <text:p text:style-name="P6"/>
      <text:p text:style-name="P6">8. { ('Zerind', 449, 'Arad'), ('Lugoj', 473, 'Timisoara'), ('Urziceni', 513, 'Bucharest'), ('Craiova', 526, 'Rimnicu Vilcea'), ('Giurgiu', 585, 'Bucharest'), ('Arad', 602, 'Timisoara'), ('Oradea', 671, 'Sibiu') }</text:p>
      <text:p text:style-name="P6"/>
      <text:p text:style-name="P6">9. { ('Lugoj', 473, 'Timisoara'), ('Urziceni', 513, 'Bucharest'), ('Arad', 516, 'Zerind'), ('Craiova', 526, 'Rimnicu Vilcea'), ('Oradea', 526, 'Zerind'), ('Giurgiu', 585, 'Bucharest') }</text:p>
      <text:p text:style-name="P6"/>
      <text:p text:style-name="P6">10. { ('Urziceni', 513, 'Bucharest'), ('Arad', 516, 'Zerind'), ('Craiova', 526, 'Rimnicu Vilcea'), ('Oradea', 526, 'Zerind'), ('Mehadia', 540, 'Lugoj'), ('Giurgiu', 585, 'Bucharest') }</text:p>
      <text:p text:style-name="P6"/>
      <text:p text:style-name="P6">11. { ('Arad', 516, 'Zerind'), ('Craiova', 526, 'Rimnicu Vilcea'), ('Oradea', 526, 'Zerind'), ('Mehadia', 540, 'Lugoj'), ('Giurgiu', 585, 'Bucharest'), ('Hirsova', 601, 'Urziceni'), ('Vaslui', 844, 'Urziceni') }</text:p>
      <text:p text:style-name="P6"/>
      <text:p text:style-name="P6">12. { ('Craiova', 526, 'Rimnicu Vilcea'), ('Oradea', 526, 'Zerind'), ('Mehadia', 540, 'Lugoj'), ('Giurgiu', 585, 'Bucharest'), ('Hirsova', 601, 'Urziceni'), ('Vaslui', 844, 'Urziceni') }</text:p>
      <text:p text:style-name="P6"/>
      <text:p text:style-name="P6">13. { ('Oradea', 526, 'Zerind'), ('Mehadia', 540, 'Lugoj'), ('Giurgiu', 585, 'Bucharest'), ('Hirsova', 601, 'Urziceni'), ('Drobeta', 728, 'Craiova'), ('Vaslui', 844, 'Urziceni') }</text:p>
      <text:p text:style-name="P6"/>
      <text:p text:style-name="P6">14. { ('Mehadia', 540, 'Lugoj'), ('Giurgiu', 585, 'Bucharest'), ('Hirsova', 601, 'Urziceni'), ('Drobeta', 728, 'Craiova'), ('Vaslui', 844, 'Urziceni') }</text:p>
      <text:p text:style-name="P6"/>
      <text:p text:style-name="P6">15. { ('Giurgiu', 585, 'Bucharest'), ('Hirsova', 601, 'Urziceni'), ('Drobeta', 616, 'Mehadia'), ('Vaslui', 844, 'Urziceni') }</text:p>
      <text:p text:style-name="P6"/>
      <text:p text:style-name="P6">16. { ('Hirsova', 601, 'Urziceni'), ('Drobeta', 616, 'Mehadia'), ('Vaslui', 844, 'Urziceni') }</text:p>
      <text:p text:style-name="P6"/>
      <text:p text:style-name="P6">Success!</text:p>
      <text:p text:style-name="P6">Result: ('Hirsova', 601) -&gt; ('Urziceni', 513) -&gt; ('Bucharest', 438) -&gt; ('Pitesti', 417) -&gt; ('Rimnicu Vilcea', 413) -&gt; ('Sibiu', 393) -&gt; ('Arad', 516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1:16:40.098191124</meta:creation-date>
    <dc:date>2020-11-26T21:36:51.381604657</dc:date>
    <meta:editing-duration>PT1S</meta:editing-duration>
    <meta:editing-cycles>1</meta:editing-cycles>
    <meta:document-statistic meta:table-count="0" meta:image-count="0" meta:object-count="0" meta:page-count="2" meta:paragraph-count="31" meta:word-count="499" meta:character-count="3953" meta:non-whitespace-character-count="3483"/>
    <meta:generator>LibreOffice/6.0.7.3$Linux_X86_64 LibreOffice_project/00m0$Build-3</meta:generator>
  </office:meta>
</office:document-meta>
</file>